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0.953cm"/>
    </style:style>
    <style:style style:name="Таблица1.F" style:family="table-column">
      <style:table-column-properties style:column-width="0.132cm"/>
    </style:style>
    <style:style style:name="Таблица1.G" style:family="table-column">
      <style:table-column-properties style:column-width="0.415cm"/>
    </style:style>
    <style:style style:name="Таблица1.H" style:family="table-column">
      <style:table-column-properties style:column-width="0.2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499cm"/>
    </style:style>
    <style:style style:name="Таблица1.K" style:family="table-column">
      <style:table-column-properties style:column-width="3.348cm"/>
    </style:style>
    <style:style style:name="Таблица1.L" style:family="table-column">
      <style:table-column-properties style:column-width="0.665cm"/>
    </style:style>
    <style:style style:name="Таблица1.M" style:family="table-column">
      <style:table-column-properties style:column-width="0.663cm"/>
    </style:style>
    <style:style style:name="Таблица1.N" style:family="table-column">
      <style:table-column-properties style:column-width="0.363cm"/>
    </style:style>
    <style:style style:name="Таблица1.O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9" style:family="table-row">
      <style:table-row-properties style:min-row-height="0.552cm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text-properties fo:font-style="italic" fo:background-color="#ffff00" style:font-style-asian="italic"/>
    </style:style>
    <style:style style:name="P5" style:family="paragraph" style:parent-style-name="Обычный">
      <style:text-properties fo:font-style="italic" fo:background-color="transparent" style:font-style-asian="italic"/>
    </style:style>
    <style:style style:name="P6" style:family="paragraph" style:parent-style-name="Обычный">
      <style:text-properties fo:font-style="italic" officeooo:rsid="000d1f1c" officeooo:paragraph-rsid="000d1f1c" fo:background-color="transparent" style:font-style-asian="italic"/>
    </style:style>
    <style:style style:name="P7" style:family="paragraph" style:parent-style-name="Обычный">
      <style:text-properties fo:background-color="transparent"/>
    </style:style>
    <style:style style:name="P8" style:family="paragraph" style:parent-style-name="Обычный">
      <style:text-properties officeooo:paragraph-rsid="000d1f1c"/>
    </style:style>
    <style:style style:name="P9" style:family="paragraph" style:parent-style-name="Обычный">
      <style:text-properties officeooo:paragraph-rsid="000dcee3"/>
    </style:style>
    <style:style style:name="P10" style:family="paragraph" style:parent-style-name="Обычный">
      <style:text-properties officeooo:paragraph-rsid="000e8671"/>
    </style:style>
    <style:style style:name="P11" style:family="paragraph" style:parent-style-name="Обычный">
      <style:text-properties officeooo:paragraph-rsid="000fd14c"/>
    </style:style>
    <style:style style:name="P1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8671"/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fd14c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#ffff00" style:font-style-asian="italic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8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19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20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1" style:family="paragraph" style:parent-style-name="Обычный">
      <style:text-properties officeooo:paragraph-rsid="00118146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fo:background-color="#ffff00" loext:char-shading-value="0" style:font-style-asian="italic" style:font-weight-asian="bold"/>
    </style:style>
    <style:style style:name="T5" style:family="text">
      <style:text-properties fo:font-style="italic" fo:background-color="transparent" loext:char-shading-value="0" style:font-style-asian="italic"/>
    </style:style>
    <style:style style:name="T6" style:family="text">
      <style:text-properties fo:font-style="italic" officeooo:rsid="000b4c2f" fo:background-color="transparent" loext:char-shading-value="0" style:font-style-asian="italic"/>
    </style:style>
    <style:style style:name="T7" style:family="text">
      <style:text-properties fo:font-style="italic" officeooo:rsid="000d1f1c" fo:background-color="transparent" loext:char-shading-value="0" style:font-style-asian="italic"/>
    </style:style>
    <style:style style:name="T8" style:family="text">
      <style:text-properties fo:font-style="italic" officeooo:rsid="000fd14c" fo:background-color="transparent" loext:char-shading-value="0" style:font-style-asian="italic"/>
    </style:style>
    <style:style style:name="T9" style:family="text">
      <style:text-properties fo:font-style="italic" officeooo:rsid="000e8671" fo:background-color="transparent" loext:char-shading-value="0" style:font-style-asian="italic"/>
    </style:style>
    <style:style style:name="T10" style:family="text">
      <style:text-properties fo:font-style="italic" officeooo:rsid="00118146" fo:background-color="transparent" loext:char-shading-value="0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language="en" fo:country="US" fo:font-style="italic" fo:background-color="transparent" loext:char-shading-value="0" style:font-style-asian="italic"/>
    </style:style>
    <style:style style:name="T14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officeooo:rsid="001009d1" fo:background-color="transparent" loext:char-shading-value="0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9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НАУЧНО-ИССЛЕДОВАТЕЛЬСКУЮ РАБОТУ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>
          <table:table-cell table:style-name="Таблица1.A1" table:number-columns-spanned="2" office:value-type="string">
            <text:p text:style-name="P17">Студент</text:p>
          </table:table-cell>
          <table:covered-table-cell/>
          <table:table-cell table:style-name="Таблица1.C1" table:number-columns-spanned="13" office:value-type="string">
            <text:p text:style-name="P12"><text:span text:style-name="Основной_20_шрифт_20_абзаца"><text:span text:style-name="T6">Хованский</text:span></text:span><text:span text:style-name="Основной_20_шрифт_20_абзаца"><text:span text:style-name="T5"> </text:span></text:span><text:span text:style-name="Основной_20_шрифт_20_абзаца"><text:span text:style-name="T6">Виктор</text:span></text:span><text:span text:style-name="Основной_20_шрифт_20_абзаца"><text:span text:style-name="T5"> </text:span></text:span><text:span text:style-name="Основной_20_шрифт_20_абзаца"><text:span text:style-name="T6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7">Факультет</text:p>
          </table:table-cell>
          <table:covered-table-cell/>
          <table:covered-table-cell/>
          <table:table-cell table:style-name="Таблица1.C1" table:number-columns-spanned="12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7">Кафедра</text:p>
          </table:table-cell>
          <table:table-cell table:style-name="Таблица1.C1" table:number-columns-spanned="10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7">Группа</text:p>
          </table:table-cell>
          <table:covered-table-cell/>
          <table:covered-table-cell/>
          <table:table-cell table:style-name="Таблица1.C1" office:value-type="string">
            <text:p text:style-name="Обычный"><text:span text:style-name="Основной_20_шрифт_20_абзаца"><text:span text:style-name="T13">M</text:span></text:span><text:span text:style-name="Основной_20_шрифт_20_абзаца"><text:span text:style-name="T5">4</text:span></text:span><text:span text:style-name="Основной_20_шрифт_20_абзаца"><text:span text:style-name="T8">1</text:span></text:span><text:span text:style-name="Основной_20_шрифт_20_абзаца"><text:span text:style-name="T6">3</text:span></text:span><text:span text:style-name="Основной_20_шрифт_20_абзаца"><text:span text:style-name="T14">6c</text:span></text:span></text:p>
          </table:table-cell>
        </table:table-row>
        <table:table-row>
          <table:table-cell table:style-name="Таблица1.A1" table:number-columns-spanned="9" office:value-type="string">
            <text:p text:style-name="P12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Обычный"><text:span text:style-name="Основной_20_шрифт_20_абзаца"><text:span text:style-name="T3">01.04.02 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7">Руководитель</text:p>
          </table:table-cell>
          <table:covered-table-cell/>
          <table:covered-table-cell/>
          <table:covered-table-cell/>
          <table:table-cell table:style-name="Таблица1.C1" table:number-columns-spanned="11" office:value-type="string">
            <text:p text:style-name="Обычный"><text:span text:style-name="Основной_20_шрифт_20_абзаца"><text:span text:style-name="T6">Корнеев</text:span></text:span><text:span text:style-name="Основной_20_шрифт_20_абзаца"><text:span text:style-name="T5"> </text:span></text:span><text:span text:style-name="Основной_20_шрифт_20_абзаца"><text:span text:style-name="T6">Г</text:span></text:span><text:span text:style-name="Основной_20_шрифт_20_абзаца"><text:span text:style-name="T5">. </text:span></text:span><text:span text:style-name="Основной_20_шрифт_20_абзаца"><text:span text:style-name="T6">А</text:span></text:span><text:span text:style-name="Основной_20_шрифт_20_абзаца"><text:span text:style-name="T5">., </text:span></text:span><text:span text:style-name="Основной_20_шрифт_20_абзаца"><text:span text:style-name="T6">канд. техн. наук</text:span></text:span><text:span text:style-name="Основной_20_шрифт_20_абзаца"><text:span text:style-name="T5">, </text:span></text:span><text:span text:style-name="Основной_20_шрифт_20_абзаца"><text:span text:style-name="T6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7" office:value-type="string">
            <text:p text:style-name="P17">Наименование тем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8" office:value-type="string">
            <text:p text:style-name="P8"><text:span text:style-name="Основной_20_шрифт_20_абзаца"><text:span text:style-name="T7">Динамические иерархии в алгоритме поиска маршрутов в</text:span></text:span><text:span text:style-name="Основной_20_шрифт_20_абзаца"><text:span text:style-name="T5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9"><text:span text:style-name="Основной_20_шрифт_20_абзаца"><text:span text:style-name="T7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5" office:value-type="string">
            <text:p text:style-name="P17">Задание на работу</text:p>
          </table:table-cell>
          <table:covered-table-cell/>
          <table:covered-table-cell/>
          <table:covered-table-cell/>
          <table:covered-table-cell/>
          <table:table-cell table:style-name="Таблица1.A8" table:number-columns-spanned="10" office:value-type="string">
            <text:p text:style-name="P10"><text:span text:style-name="Основной_20_шрифт_20_абзаца"><text:span text:style-name="T9">Исследовать и разработать алгоритм для динамическог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3"><text:span text:style-name="Основной_20_шрифт_20_абзаца"><text:span text:style-name="T9">построения иерархии в 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0" office:value-type="string">
            <text:p text:style-name="P12">Краткие методические указ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3">Для доступа к публикациям использовать фонды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5">библиотеки Университета ИТМО, отечественные публикации на портал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12">http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3">://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12">elibrary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3">.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12">ru</text:span></text:span></text:a><text:span text:style-name="Основной_20_шрифт_20_абзаца"><text:span text:style-name="T3">, подписные электронные ресурсы, доступные по ссылкам на портал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a xlink:type="simple" xlink:href="http://lib.ifmo.ru/net_res/podpisnye_elektronnye_resursy.htm" office:target-frame-name="_top" xlink:show="replace" text:style-name="Internet_20_link" text:visited-style-name="Visited_20_Internet_20_Link"><text:span text:style-name="Гиперссылка"><text:span text:style-name="T3">http://lib.ifmo.ru/net_res/podpisnye_elektronnye_resursy.htm</text:span></text:span></text:a><text:span text:style-name="Основной_20_шрифт_20_абзаца"><text:span text:style-name="T3">, другие, рекомендованны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span text:style-name="Основной_20_шрифт_20_абзаца"><text:span text:style-name="T3">руководителем ресурс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12">Содержание анно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7" office:value-type="string">
            <text:p text:style-name="Обычный"><text:span text:style-name="Основной_20_шрифт_20_абзаца"><text:span text:style-name="T2">В соответствии с шаблоном аннотаци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2">Содержание от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9" office:value-type="string">
            <text:p text:style-name="P4">Аннотированный перечень найденных публикаций, выделе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6">терминологический базис, анализ имеющихся научных результатов. Выводы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6">подтверждающие актуальность тематики, содержащие результат анализа имеющихс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span text:style-name="Основной_20_шрифт_20_абзаца"><text:span text:style-name="T2">научных результатов и конкретизацию задачи ВКР. </text:span></text:span><text:span text:style-name="Основной_20_шрифт_20_абзаца"><text:span text:style-name="T4">Должно соответствовать отчету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2" office:value-type="string">
            <text:p text:style-name="P17">Литература, рекомендованная при подготовке к рабо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P11"><text:span text:style-name="Основной_20_шрифт_20_абзаца"><text:span text:style-name="T8">Reinhard Bauer, Daniel Delling,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4"><text:span text:style-name="Основной_20_шрифт_20_абзаца"><text:span text:style-name="T8">Peter Sanders, Dennis Schieferdecker, Do-minik Schultes, and Dorothea WagnerCombining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4"><text:span text:style-name="Основной_20_шрифт_20_абзаца"><text:span text:style-name="T8">Hierarchical and Goal-Directed Speed-Up Techniques for Dijkstra’s Algorithm // ACM Journalof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<text:span text:style-name="Основной_20_шрифт_20_абзаца"><text:span text:style-name="T8">Experimental Algorithmics. — 2010. — No. 15. — P. 1–31.</text:span></text:span><text:span text:style-name="Основной_20_шрифт_20_абзаца"><text:span text:style-name="T5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3" office:value-type="string">
            <text:p text:style-name="P17">Выполнение работы в рамках НИР (ОКР, гранта, …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21"><text:span text:style-name="Основной_20_шрифт_20_абзаца"><text:span text:style-name="T10">Нет</text:span></text:span></text:p>
          </table:table-cell>
          <table:covered-table-cell/>
        </table:table-row>
        <table:table-row>
          <table:table-cell table:style-name="Таблица1.C1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7">Место выполнения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10" office:value-type="string">
            <text:p text:style-name="Обычный"><text:span text:style-name="Основной_20_шрифт_20_абзаца"><text:span text:style-name="T5">Университет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Студент<text:tab/><text:span text:style-name="Основной_20_шрифт_20_абзаца"><text:span text:style-name="T17"><text:tab/></text:span></text:span><text:span text:style-name="Основной_20_шрифт_20_абзаца"><text:span text:style-name="T11"><text:tab/></text:span></text:span>«<text:span text:style-name="Основной_20_шрифт_20_абзаца"><text:span text:style-name="T17"> <text:s text:c="7"/></text:span></text:span>» <text:span text:style-name="Основной_20_шрифт_20_абзаца"><text:span text:style-name="T17">                        </text:span></text:span> 201<text:span text:style-name="Основной_20_шрифт_20_абзаца"><text:span text:style-name="T16">6</text:span></text:span></text:p>
      <text:p text:style-name="P18"><text:span text:style-name="T19">Руководитель<text:tab/></text:span><text:span text:style-name="Основной_20_шрифт_20_абзаца"><text:span text:style-name="T18"><text:tab/></text:span></text:span><text:span text:style-name="Основной_20_шрифт_20_абзаца"><text:span text:style-name="T15"><text:tab/></text:span></text:span><text:span text:style-name="T19">«</text:span><text:span text:style-name="Основной_20_шрифт_20_абзаца"><text:span text:style-name="T18"> <text:s text:c="7"/></text:span></text:span><text:span text:style-name="T19">» </text:span><text:span text:style-name="Основной_20_шрифт_20_абзаца"><text:span text:style-name="T18">                        </text:span></text:span><text:span text:style-name="T19"> 201</text:span><text:span text:style-name="Основной_20_шрифт_20_абзаца"><text:span text:style-name="T16">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MacOSX_X86_64 LibreOffice_project/d54a8868f08a7b39642414cf2c8ef2f228f780cf</meta:generator>
    <dc:title>Приложение 3</dc:title>
    <dc:description/>
    <dc:subject/>
    <meta:initial-creator>Пользователь</meta:initial-creator>
    <meta:creation-date>2018-05-24T18:05:00Z</meta:creation-date>
    <dc:date>2018-05-25T14:05:20.038226000</dc:date>
    <meta:editing-cycles>10</meta:editing-cycles>
    <meta:editing-duration>PT2H27M39S</meta:editing-duration>
    <meta:document-statistic meta:table-count="1" meta:image-count="0" meta:object-count="0" meta:page-count="1" meta:paragraph-count="44" meta:word-count="201" meta:character-count="1853" meta:non-whitespace-character-count="1613"/>
    <meta:template xlink:type="simple" xlink:actuate="onRequest" xlink:title="" xlink:href="Normal.dotm"/>
  </office:meta>
</office:document-meta>
</file>